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000000001EF0000004ED8BAF8FA9086FD1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667in" table:align="left"/>
    </style:style>
    <style:style style:name="Table4.A" style:family="table-column">
      <style:table-column-properties style:column-width="1.5604in"/>
    </style:style>
    <style:style style:name="Table4.B" style:family="table-column">
      <style:table-column-properties style:column-width="0.1243in"/>
    </style:style>
    <style:style style:name="Table4.C" style:family="table-column">
      <style:table-column-properties style:column-width="4.9819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6667in" table:align="left"/>
    </style:style>
    <style:style style:name="Table7.A" style:family="table-column">
      <style:table-column-properties style:column-width="1.5604in"/>
    </style:style>
    <style:style style:name="Table7.B" style:family="table-column">
      <style:table-column-properties style:column-width="0.1243in"/>
    </style:style>
    <style:style style:name="Table7.C" style:family="table-column">
      <style:table-column-properties style:column-width="4.9819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0in" fo:margin-right="0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6pt" fo:font-weight="normal" officeooo:rsid="002e81eb" officeooo:paragraph-rsid="00414280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895e0a" officeooo:paragraph-rsid="00b28a11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b9cd7e" officeooo:paragraph-rsid="00645f3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084e029" style:font-size-asian="8pt" style:font-size-complex="8p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b1efdc" officeooo:paragraph-rsid="00b1efdc" style:font-size-asian="8pt" style:font-size-complex="8p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font-name="FreeSans" fo:font-size="8pt" officeooo:rsid="00866bc7" officeooo:paragraph-rsid="00b72484" style:font-size-asian="8pt" style:font-size-complex="8pt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font-name="FreeSans" fo:font-size="8pt" officeooo:rsid="00b72484" officeooo:paragraph-rsid="00b72484" style:font-size-asian="8pt" style:font-size-complex="8pt"/>
    </style:style>
    <style:style style:name="P8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0c750ec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FreeSans" fo:font-size="11pt" fo:font-weight="bold" officeooo:rsid="002e81eb" officeooo:paragraph-rsid="00414280" style:font-size-asian="11pt" style:font-weight-asian="bold" style:font-size-complex="11pt" style:font-weight-complex="bold"/>
    </style:style>
    <style:style style:name="P10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04b4950" style:font-size-asian="7pt" style:font-size-complex="7pt"/>
    </style:style>
    <style:style style:name="P11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12" style:family="paragraph" style:parent-style-name="Table_20_Contents">
      <style:paragraph-properties fo:text-align="justify" style:justify-single-word="false"/>
      <style:text-properties fo:font-size="8pt" officeooo:rsid="003367ea" officeooo:paragraph-rsid="00af39f8" style:font-size-asian="8pt" style:font-size-complex="8pt"/>
    </style:style>
    <style:style style:name="P13" style:family="paragraph" style:parent-style-name="Table_20_Contents">
      <style:paragraph-properties fo:text-align="justify" style:justify-single-word="false"/>
      <style:text-properties fo:font-size="8pt" officeooo:rsid="003367ea" officeooo:paragraph-rsid="003367ea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fo:font-weight="bold" officeooo:rsid="00a5e58c" officeooo:paragraph-rsid="00ae9c14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8pt" fo:font-weight="bold" officeooo:rsid="003367ea" officeooo:paragraph-rsid="003367ea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4838e1"/>
    </style:style>
    <style:style style:name="P17" style:family="paragraph" style:parent-style-name="Standard" style:master-page-name="">
      <style:paragraph-properties fo:margin-left="0in" fo:margin-right="0in" fo:margin-top="0in" fo:margin-bottom="0.1181in" loext:contextual-spacing="false" fo:text-align="center" style:justify-single-word="false" fo:text-indent="0in" style:auto-text-indent="false" style:page-number="auto"/>
      <style:text-properties style:font-name="FreeSans" fo:font-size="8pt" officeooo:rsid="006e7526" officeooo:paragraph-rsid="008566c1" style:font-size-asian="8pt" style:font-size-complex="8pt"/>
    </style:style>
    <style:style style:name="P18" style:family="paragraph" style:parent-style-name="Standard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115e3f0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b9cd7e" officeooo:paragraph-rsid="00dca8fb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0af39f8" style:font-size-asian="8pt" style:font-size-complex="8pt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10d8e95" style:font-size-asian="8pt" style:font-size-complex="8pt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1135400" style:font-size-asian="8pt" style:font-size-complex="8pt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0af39f8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0d8e95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135400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paragraph-rsid="00ae9c14"/>
    </style:style>
    <style:style style:name="P27" style:family="paragraph" style:parent-style-name="Table_20_Contents" style:master-page-name="">
      <style:paragraph-properties fo:margin-left="0in" fo:margin-right="0in" fo:margin-top="0in" fo:margin-bottom="0.1181in" loext:contextual-spacing="false" fo:text-align="center" style:justify-single-word="false" fo:text-indent="0in" style:auto-text-indent="false" style:page-number="auto"/>
      <style:text-properties style:font-name="FreeSans" fo:font-size="8pt" officeooo:rsid="006e7526" officeooo:paragraph-rsid="010d8e95" style:font-size-asian="8pt" style:font-size-complex="8pt"/>
    </style:style>
    <style:style style:name="P28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/>
      <style:text-properties officeooo:paragraph-rsid="010d8e95"/>
    </style:style>
    <style:style style:name="P29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officeooo:paragraph-rsid="0062b4c3"/>
    </style:style>
    <style:style style:name="P31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FreeSans" fo:font-size="9pt" fo:font-weight="bold" officeooo:rsid="002e81eb" officeooo:paragraph-rsid="00f77d42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FreeSans" fo:font-size="9pt" fo:font-weight="bold" officeooo:rsid="002e81eb" officeooo:paragraph-rsid="00f8ffce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.0402in" fo:margin-bottom="0in" loext:contextual-spacing="false" fo:text-align="center" style:justify-single-word="false"/>
      <style:text-properties officeooo:paragraph-rsid="00f8ffce"/>
    </style:style>
    <style:style style:name="P34" style:family="paragraph" style:parent-style-name="Table_20_Contents">
      <style:paragraph-properties fo:margin-top="0.0402in" fo:margin-bottom="0in" loext:contextual-spacing="false" fo:text-align="center" style:justify-single-word="false"/>
      <style:text-properties officeooo:paragraph-rsid="00f77d42"/>
    </style:style>
    <style:style style:name="P35" style:family="paragraph" style:parent-style-name="Table_20_Contents">
      <style:paragraph-properties fo:margin-left="0.4925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7f9261" officeooo:paragraph-rsid="0084e029" style:font-size-asian="8pt" style:font-size-complex="8pt"/>
    </style:style>
    <style:style style:name="P3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77d42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8ffce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77d42"/>
    </style:style>
    <style:style style:name="P39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8ffce"/>
    </style:style>
    <style:style style:name="P40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41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e52ccc" style:font-weight-asian="normal" style:font-weight-complex="normal"/>
    </style:style>
    <style:style style:name="T4" style:family="text">
      <style:text-properties fo:font-weight="normal" officeooo:rsid="010d8e95" style:font-weight-asian="normal" style:font-weight-complex="normal"/>
    </style:style>
    <style:style style:name="T5" style:family="text">
      <style:text-properties officeooo:rsid="004b4950"/>
    </style:style>
    <style:style style:name="T6" style:family="text">
      <style:text-properties officeooo:rsid="00a5e58c"/>
    </style:style>
    <style:style style:name="T7" style:family="text">
      <style:text-properties officeooo:rsid="00b92e9e"/>
    </style:style>
    <style:style style:name="T8" style:family="text">
      <style:text-properties style:font-name="FreeSans" fo:font-size="8pt" fo:font-weight="normal" officeooo:rsid="00e52ccc" style:font-size-asian="8pt" style:font-weight-asian="normal" style:font-size-complex="8pt" style:font-weight-complex="normal"/>
    </style:style>
    <style:style style:name="T9" style:family="text">
      <style:text-properties style:font-name="FreeSans" fo:font-size="8pt" fo:font-weight="normal" officeooo:rsid="00f8ffce" style:font-size-asian="8pt" style:font-weight-asian="normal" style:font-size-complex="8pt" style:font-weight-complex="normal"/>
    </style:style>
    <style:style style:name="T10" style:family="text">
      <style:text-properties style:font-name="FreeSans" fo:font-size="8pt" fo:font-weight="normal" officeooo:rsid="002e81eb" style:font-size-asian="8pt" style:font-weight-asian="normal" style:font-size-complex="8pt" style:font-weight-complex="normal"/>
    </style:style>
    <style:style style:name="T11" style:family="text">
      <style:text-properties style:font-name="FreeSans" fo:font-size="8pt" fo:font-weight="normal" officeooo:rsid="01135400" style:font-size-asian="8pt" style:font-weight-asian="normal" style:font-size-complex="8pt" style:font-weight-complex="normal"/>
    </style:style>
    <style:style style:name="T12" style:family="text">
      <style:text-properties style:font-name="FreeSans" fo:font-size="8pt" fo:font-weight="bold" officeooo:rsid="002e81eb" style:font-size-asian="8pt" style:font-weight-asian="bold" style:font-size-complex="8pt" style:font-weight-complex="bold"/>
    </style:style>
    <style:style style:name="T13" style:family="text">
      <style:text-properties style:font-name="FreeSans" fo:font-size="8pt" officeooo:rsid="010d8e95" style:font-size-asian="8pt" style:font-size-complex="8pt"/>
    </style:style>
    <style:style style:name="T14" style:family="text">
      <style:text-properties style:font-name="FreeSans" fo:font-size="8pt" officeooo:rsid="01135400" style:font-size-asian="8pt" style:font-size-complex="8pt"/>
    </style:style>
    <style:style style:name="T15" style:family="text">
      <style:text-properties style:font-name="FreeSans" fo:font-size="6pt" fo:font-weight="normal" officeooo:rsid="010a315d" style:font-size-asian="6pt" style:font-weight-asian="normal" style:font-size-complex="6pt" style:font-weight-complex="normal"/>
    </style:style>
    <style:style style:name="T16" style:family="text">
      <style:text-properties style:font-name="FreeSans" fo:font-size="6pt" fo:font-weight="normal" officeooo:rsid="003367ea" style:font-size-asian="6pt" style:font-weight-asian="normal" style:font-size-complex="6pt" style:font-weight-complex="normal"/>
    </style:style>
    <style:style style:name="T17" style:family="text">
      <style:text-properties officeooo:rsid="00eb99f2"/>
    </style:style>
    <style:style style:name="T18" style:family="text">
      <style:text-properties fo:font-size="8pt" officeooo:rsid="00eb99f2" style:font-size-asian="8pt" style:font-size-complex="8pt"/>
    </style:style>
    <style:style style:name="T19" style:family="text">
      <style:text-properties fo:font-size="8pt" fo:font-weight="normal" officeooo:rsid="00eb99f2" style:font-size-asian="8pt" style:font-weight-asian="normal" style:font-size-complex="8pt" style:font-weight-complex="normal"/>
    </style:style>
    <style:style style:name="T20" style:family="text">
      <style:text-properties fo:font-size="8pt" fo:font-weight="normal" officeooo:rsid="00e52ccc" style:font-size-asian="8pt" style:font-weight-asian="normal" style:font-size-complex="8pt" style:font-weight-complex="normal"/>
    </style:style>
    <style:style style:name="T21" style:family="text">
      <style:text-properties officeooo:rsid="00ecf594"/>
    </style:style>
    <style:style style:name="T22" style:family="text">
      <style:text-properties officeooo:rsid="010d8e95"/>
    </style:style>
    <style:style style:name="T23" style:family="text">
      <style:text-properties fo:font-size="6pt" fo:font-weight="normal" officeooo:rsid="010a315d" style:font-size-asian="6pt" style:font-weight-asian="normal" style:font-size-complex="6pt" style:font-weight-complex="normal"/>
    </style:style>
    <style:style style:name="T24" style:family="text">
      <style:text-properties officeooo:rsid="0119b6c5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in">
          <style:column-sep style:width="0.0035in" style:color="#b2b2b2" style:height="100%" style:style="solid" style:vertical-align="middle"/>
          <style:column style:rel-width="2400*" fo:start-indent="0in" fo:end-indent="0in"/>
          <style:column style:rel-width="2400*" fo:start-indent="0in" fo:end-indent="0in"/>
          <style:column style:rel-width="2400*" fo:start-indent="0in" fo:end-indent="0in"/>
          <style:column style:rel-width="2401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last" text:name="py3o.last"/>
        <text:user-field-decl office:value-type="string" office:string-value="date" text:name="py3o.date"/>
        <text:user-field-decl office:value-type="string" office:string-value="context_today" text:name="py3o.context_today"/>
        <text:user-field-decl office:value-type="string" office:string-value="doc" text:name="py3o.doc"/>
      </text:user-field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Período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3"><text:user-field-get text:name="py3o.objects.period">period</text:user-field-get></text:p>
          </table:table-cell>
        </table:table-row>
        <table:table-row>
          <table:table-cell table:style-name="Table4.A1" office:value-type="string">
            <text:p text:style-name="P15">Dependencia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9"><text:user-field-get text:name="py3o.objects.dependence_id.name">dependence_id.name</text:user-field-get></text:p>
          </table:table-cell>
        </table:table-row>
        <table:table-row>
          <table:table-cell table:style-name="Table4.A1" office:value-type="string">
            <text:p text:style-name="P15">Tipo de Documento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9"><text:user-field-get text:name="py3o.objects.document_type_id.name">document_type_id.name</text:user-field-get></text:p>
          </table:table-cell>
        </table:table-row>
      </table:table>
      <text:p text:style-name="P26"><text:a xlink:type="simple" xlink:href="py3o://if=%22last%22" text:style-name="Internet_20_link" text:visited-style-name="Visited_20_Internet_20_Link"><text:span text:style-name="T18">if="last"</text:span></text:a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4">Último Ingresado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2"><text:span text:style-name="T6">Nº </text:span><text:span text:style-name="T6"><text:user-field-get text:name="py3o.last">last</text:user-field-get></text:span></text:p>
          </table:table-cell>
        </table:table-row>
      </table:table>
      <text:p text:style-name="P23"><text:a xlink:type="simple" xlink:href="py3o:///if" text:style-name="Internet_20_link" text:visited-style-name="Visited_20_Internet_20_Link"><text:span text:style-name="T8">/if</text:span></text:a></text:p>
      <text:p text:style-name="P20"/>
      <text:p text:style-name="P5"/>
      <text:p text:style-name="P24"><text:a xlink:type="simple" xlink:href="py3o://if=%22missing%22" text:style-name="Internet_20_link" text:visited-style-name="Visited_20_Internet_20_Link"><text:span text:style-name="T13">if="missing"</text:span></text:a></text:p>
      <text:p text:style-name="P35"/>
      <text:section text:style-name="Sect1" text:name="Section1">
        <text:p text:style-name="P28"><text:a xlink:type="simple" xlink:href="py3o://for=%22doc%20in%20missing%22" text:style-name="Internet_20_link" text:visited-style-name="Visited_20_Internet_20_Link"><text:span text:style-name="T13">for="doc in missing"</text:span></text:a></text:p>
        <text:p text:style-name="P17"><text:user-field-get text:name="py3o.doc">doc</text:user-field-get></text:p>
        <text:p text:style-name="P27"><text:a xlink:type="simple" xlink:href="py3o:///for" text:style-name="Internet_20_link" text:visited-style-name="Visited_20_Internet_20_Link">/for</text:a></text:p>
      </text:section>
      <text:p text:style-name="P21"><text:a xlink:type="simple" xlink:href="py3o:///if" text:style-name="Internet_20_link" text:visited-style-name="Visited_20_Internet_20_Link"><text:span text:style-name="T3">/if</text:span></text:a></text:p>
      <text:p text:style-name="P25"><text:a xlink:type="simple" xlink:href="py3o://if=%22not%20missing%20and%20last%22" text:style-name="Internet_20_link" text:visited-style-name="Visited_20_Internet_20_Link"><text:span text:style-name="T14">if="not missing and last"</text:span></text:a></text:p>
      <text:p text:style-name="P6">No existen actos administrativos faltantes.</text:p>
      <text:p text:style-name="P22"><text:a xlink:type="simple" xlink:href="py3o:///if" text:style-name="Internet_20_link" text:visited-style-name="Visited_20_Internet_20_Link"><text:span text:style-name="T3">/if</text:span></text:a></text:p>
      <text:p text:style-name="P25"><text:a xlink:type="simple" xlink:href="py3o://if=%22not%20missing%20and%20not%20last%22" text:style-name="Internet_20_link" text:visited-style-name="Visited_20_Internet_20_Link"><text:span text:style-name="T11">if="not missing and not last"</text:span></text:a></text:p>
      <text:p text:style-name="P7"><text:span text:style-name="T7">No se registran ingresos con este criterio</text:span>.</text:p>
      <text:p text:style-name="P4"><text:a xlink:type="simple" xlink:href="py3o:///if" text:style-name="Internet_20_link" text:visited-style-name="Visited_20_Internet_20_Link"><text:span text:style-name="T3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36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3715in"/>
    </style:style>
    <style:style style:name="Table2.A2" style:family="table-cell">
      <style:table-cell-properties style:vertical-align="middle" fo:padding="0.0382in" fo:border="0.05pt solid #666666"/>
    </style:style>
    <style:style style:name="Table3" style:family="table">
      <style:table-properties style:width="6.6688in" table:align="margins" style:shadow="none"/>
    </style:style>
    <style:style style:name="Table3.A" style:family="table-column">
      <style:table-column-properties style:column-width="6.6688in" style:rel-column-width="9603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0c750ec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officeooo:paragraph-rsid="0062b4c3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115e3f0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FreeSans" fo:font-size="11pt" fo:font-weight="bold" officeooo:rsid="002e81eb" officeooo:paragraph-rsid="00414280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77d42" style:font-size-asian="9pt" style:font-weight-asian="bold" style:font-size-complex="9pt" style:font-weight-complex="bold"/>
    </style:style>
    <style:style style:name="MP7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77d42"/>
    </style:style>
    <style:style style:name="MP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8ffce"/>
    </style:style>
    <style:style style:name="MP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8ffce" style:font-size-asian="9pt" style:font-weight-asian="bold" style:font-size-complex="9pt" style:font-weight-complex="bold"/>
    </style:style>
    <style:style style:name="MP10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11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02e81eb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normal" officeooo:rsid="002e81eb" style:font-size-asian="8pt" style:font-weight-asian="normal" style:font-size-complex="8pt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6pt" fo:font-weight="normal" officeooo:rsid="010a315d" style:font-size-asian="6pt" style:font-weight-asian="normal" style:font-size-complex="6pt" style:font-weight-complex="normal"/>
    </style:style>
    <style:style style:name="MT5" style:family="text">
      <style:text-properties fo:font-size="8pt" fo:font-weight="normal" officeooo:rsid="00eb99f2" style:font-size-asian="8pt" style:font-weight-asian="normal" style:font-size-complex="8pt" style:font-weight-complex="normal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officeooo:rsid="00ecf594"/>
    </style:style>
    <style:style style:name="MT8" style:family="text">
      <style:text-properties fo:font-size="8pt" fo:font-weight="normal" officeooo:rsid="00e52ccc" style:font-size-asian="8pt" style:font-weight-asian="normal" style:font-size-complex="8pt" style:font-weight-complex="normal"/>
    </style:style>
    <style:style style:name="MT9" style:family="text">
      <style:text-properties style:font-name="FreeSans" fo:font-size="8pt" fo:font-weight="normal" officeooo:rsid="00f8ffce" style:font-size-asian="8pt" style:font-weight-asian="normal" style:font-size-complex="8pt" style:font-weight-complex="normal"/>
    </style:style>
    <style:style style:name="MT10" style:family="text">
      <style:text-properties officeooo:rsid="004b4950"/>
    </style:style>
    <style:style style:name="MT11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0"><draw:image xlink:href="Pictures/10000000000001EF0000004ED8BAF8FA9086FD1D.jpg" xlink:type="simple" xlink:show="embed" xlink:actuate="onLoad"/></draw:frame></text:p>
            </table:table-cell>
            <table:table-cell table:style-name="Table1.A1" office:value-type="string">
              <text:p text:style-name="MP1">Reporte de Mesa de Entradas</text:p>
              <text:p text:style-name="MP2"><text:span text:style-name="MT1">Fecha: </text:span><text:span text:style-name="MT2"><text:user-field-get text:name="py3o.date">date</text:user-field-get></text:span></text:p>
              <text:p text:style-name="MP3"><text:span text:style-name="MT3">Página:</text:span> <text:page-number text:select-page="current">1</text:page-number> de <text:page-count>1</text:page-count></text:p>
              <text:p text:style-name="MP4"><text:a xlink:type="simple" xlink:href="py3o://function=%22setLang(lang)%22" text:style-name="Internet_20_link" text:visited-style-name="Visited_20_Internet_20_Link"><text:span text:style-name="MT4">function="setLang(lang)"</text:span></text:a></text:p>
            </table:table-cell>
          </table:table-row>
        </table:table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"/>
            </table:table-cell>
          </table:table-row>
          <table:table-row table:style-name="Table2.2">
            <table:table-cell table:style-name="Table2.A2" office:value-type="string">
              <text:p text:style-name="MP6"><text:a xlink:type="simple" xlink:href="py3o://if=%22last%22" text:style-name="Internet_20_link" text:visited-style-name="Visited_20_Internet_20_Link"><text:span text:style-name="MT5">if="last"</text:span></text:a></text:p>
              <text:p text:style-name="MP6">Listado de Actos Administrativos Faltantes<text:span text:style-name="MT6"> </text:span><text:span text:style-name="MT7">Hasta el Nº </text:span><text:span text:style-name="MT7"><text:user-field-get text:name="py3o.last">last</text:user-field-get></text:span></text:p>
              <text:p text:style-name="MP7"><text:a xlink:type="simple" xlink:href="py3o:///if" text:style-name="Internet_20_link" text:visited-style-name="Visited_20_Internet_20_Link"><text:span text:style-name="MT8">/if</text:span></text:a></text:p>
              <text:p text:style-name="MP8"><text:a xlink:type="simple" xlink:href="py3o://if=%22not%20last%22" text:style-name="Internet_20_link" text:visited-style-name="Visited_20_Internet_20_Link"><text:span text:style-name="MT9">if="not last"</text:span></text:a></text:p>
              <text:p text:style-name="MP9">Listado de Actos Administrativos Faltantes</text:p>
              <text:p text:style-name="MP9"><text:a xlink:type="simple" xlink:href="py3o:///if" text:style-name="Internet_20_link" text:visited-style-name="Visited_20_Internet_20_Link"><text:span text:style-name="MT8">/if</text:span></text:a></text:p>
            </table:table-cell>
          </table:table-row>
        </table:table>
        <text:p text:style-name="Header"/>
      </style:header>
      <style:footer>
        <text:p text:style-name="MP10"/>
        <text:p text:style-name="MP10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1"/>
              <text:p text:style-name="MP11"><text:span text:style-name="MT10">Reporte generado por </text:span>RAA – Sistema de Registro de Actos Administrativos<text:line-break/>Tribunal Municipal de Cuentas – <text:span text:style-name="MT11">Municipalidad de Rosario</text:span>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7-05-29T09:45:54.673958283</dc:date>
    <meta:editing-duration>P7DT18H15M26S</meta:editing-duration>
    <meta:editing-cycles>433</meta:editing-cycles>
    <meta:generator>LibreOffice/5.1.6.2$Linux_X86_64 LibreOffice_project/10m0$Build-2</meta:generator>
    <meta:document-statistic meta:table-count="5" meta:image-count="1" meta:object-count="0" meta:page-count="1" meta:paragraph-count="32" meta:word-count="92" meta:character-count="643" meta:non-whitespace-character-count="581"/>
    <meta:user-defined meta:name="Info 1"/>
    <meta:user-defined meta:name="Info 2"/>
    <meta:user-defined meta:name="Info 3"/>
    <meta:user-defined meta:name="Info 4"/>
  </office:meta>
</office:document-meta>
</file>